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ans"/>
    </style:style>
    <style:style style:name="P2" style:family="paragraph" style:parent-style-name="Table_20_Contents">
      <style:text-properties style:font-name="Liberation Sans" officeooo:rsid="001ca186" officeooo:paragraph-rsid="001ca186"/>
    </style:style>
    <style:style style:name="P3" style:family="paragraph" style:parent-style-name="Text_20_body" style:list-style-name="L1">
      <style:text-properties officeooo:rsid="001acf6f" officeooo:paragraph-rsid="001acf6f"/>
    </style:style>
    <style:style style:name="P4" style:family="paragraph" style:parent-style-name="Text_20_body">
      <style:text-properties style:font-name="Liberation Sans" fo:language="en" fo:country="GB" officeooo:rsid="001acf6f" officeooo:paragraph-rsid="001acf6f"/>
    </style:style>
    <style:style style:name="P5" style:family="paragraph" style:parent-style-name="Text_20_body">
      <style:text-properties style:font-name="Liberation Sans" officeooo:rsid="001ca186" officeooo:paragraph-rsid="001acf6f"/>
    </style:style>
    <style:style style:name="P6" style:family="paragraph" style:parent-style-name="Title">
      <style:text-properties style:font-name="Liberation Sans" fo:language="en" fo:country="GB" officeooo:rsid="001acf6f" officeooo:paragraph-rsid="001acf6f"/>
    </style:style>
    <style:style style:name="T1" style:family="text">
      <style:text-properties officeooo:rsid="001ca186"/>
    </style:style>
    <style:style style:name="T2" style:family="text">
      <style:text-properties officeooo:rsid="001d6831"/>
    </style:style>
    <style:style style:name="T3" style:family="text">
      <style:text-properties officeooo:rsid="001f46f6"/>
    </style:style>
    <style:style style:name="T4" style:family="text">
      <style:text-properties officeooo:rsid="001fa8a3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What <text:span text:style-name="T3">C</text:span>an I <text:span text:style-name="T3">W</text:span>rite a README in?</text:p>
      <text:p text:style-name="P4"/>
      <text:p text:style-name="P4">Many have queried what obscure formats they may be able to write their READMEs (or other auxiliary text files) <text:span text:style-name="T4">in</text:span>. This repo hopes to provide an answer with the <text:span text:style-name="T1">table</text:span> below!</text:p>
      <text:p text:style-name="P4">A format will be considered supported if it is displayed properly on the given page.</text:p>
      <text:p text:style-name="P5"/>
      <table:table table:name="Table1" table:style-name="Table1">
        <table:table-column table:style-name="Table1.A" table:number-columns-repeated="3"/>
        <table:table-row table:style-name="TableLine94887725841104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GitHub</text:p>
          </table:table-cell>
          <table:table-cell table:style-name="Table1.C1" office:value-type="string">
            <text:p text:style-name="P2">GitLab</text:p>
          </table:table-cell>
        </table:table-row>
        <table:table-row table:style-name="TableLine94887725841104">
          <table:table-cell table:style-name="Table1.A2" office:value-type="string">
            <text:p text:style-name="P2">Pure UTF-8</text:p>
          </table:table-cell>
          <table:table-cell table:style-name="Table1.A2" office:value-type="string">
            <text:p text:style-name="P2">Yes</text:p>
          </table:table-cell>
          <table:table-cell table:style-name="Table1.C2" office:value-type="string">
            <text:p text:style-name="P2">Yes</text:p>
          </table:table-cell>
        </table:table-row>
        <table:table-row table:style-name="TableLine94887725841104">
          <table:table-cell table:style-name="Table1.A2" office:value-type="string">
            <text:p text:style-name="P2">Markdown</text:p>
          </table:table-cell>
          <table:table-cell table:style-name="Table1.A2" office:value-type="string">
            <text:p text:style-name="P2">Yes</text:p>
          </table:table-cell>
          <table:table-cell table:style-name="Table1.C2" office:value-type="string">
            <text:p text:style-name="P2">Yes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2T21:28:36.614702995</meta:creation-date>
    <dc:date>2022-08-02T22:37:26.144183185</dc:date>
    <meta:editing-duration>PT17M18S</meta:editing-duration>
    <meta:editing-cycles>3</meta:editing-cycles>
    <meta:generator>LibreOffice/7.2.7.2$Linux_X86_64 LibreOffice_project/20$Build-2</meta:generator>
    <meta:document-statistic meta:table-count="1" meta:image-count="0" meta:object-count="0" meta:page-count="1" meta:paragraph-count="11" meta:word-count="62" meta:character-count="328" meta:non-whitespace-character-count="277"/>
  </office:meta>
</office:document-meta>
</file>